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>Entorno gráfico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52.40mm" svg:height="106.89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draw:frame text:anchor-type="as-char" svg:width="91.55mm" svg:height="166.69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